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margin-top="0.176cm" fo:margin-bottom="0.109cm" fo:line-height="100%"/>
      <style:text-properties style:font-name="Times New Roman" fo:font-size="14pt" fo:font-weight="bold" style:font-name-asian="Times New Roman" style:font-size-asian="14pt" style:language-asian="bg" style:country-asian="BG" style:font-weight-asian="bold" style:font-name-complex="Times New Roman" style:font-size-complex="14pt" style:font-weight-complex="bold"/>
    </style:style>
    <style:style style:name="P2" style:family="paragraph" style:parent-style-name="Normal">
      <style:paragraph-properties fo:margin-top="0.176cm" fo:margin-bottom="0.109cm" fo:line-height="100%" fo:text-align="justify" style:justify-single-word="false"/>
      <style:text-properties style:font-name="Times New Roman" fo:font-size="12pt" fo:font-weight="bold" style:font-name-asian="Times New Roman" style:font-size-asian="12pt" style:language-asian="bg" style:country-asian="BG" style:font-weight-asian="bold" style:font-name-complex="Times New Roman" style:font-size-complex="12pt" style:font-weight-complex="bold"/>
    </style:style>
    <style:style style:name="P3" style:family="paragraph" style:parent-style-name="Normal">
      <style:paragraph-properties fo:margin-top="0.176cm" fo:margin-bottom="0.109cm" fo:line-height="100%" fo:text-align="justify" style:justify-single-word="false"/>
      <style:text-properties style:font-name="Times New Roman" fo:font-size="12pt" fo:language="bg" fo:country="BG" fo:font-weight="bold" style:font-name-asian="Times New Roman" style:font-size-asian="12pt" style:language-asian="bg" style:country-asian="BG" style:font-weight-asian="bold" style:font-name-complex="Times New Roman" style:font-size-complex="12pt" style:font-weight-complex="bold"/>
    </style:style>
    <style:style style:name="P4" style:family="paragraph" style:parent-style-name="Normal">
      <style:paragraph-properties fo:margin-top="0.176cm" fo:margin-bottom="0.109cm" fo:line-height="100%"/>
    </style:style>
    <style:style style:name="P5" style:family="paragraph" style:parent-style-name="Normal">
      <style:paragraph-properties fo:margin-top="0.176cm" fo:margin-bottom="0.109cm" fo:line-height="100%" fo:text-align="justify" style:justify-single-word="false"/>
    </style:style>
    <style:style style:name="P6" style:family="paragraph" style:parent-style-name="Normal">
      <style:paragraph-properties fo:margin-top="0.176cm" fo:margin-bottom="0cm" fo:line-height="100%" fo:text-align="end" style:justify-single-word="false"/>
    </style:style>
    <style:style style:name="P7" style:family="paragraph" style:parent-style-name="Normal">
      <style:paragraph-properties fo:margin-top="0.176cm" fo:margin-bottom="0cm" fo:line-height="100%" fo:text-align="justify" style:justify-single-word="false"/>
    </style:style>
    <style:style style:name="P8" style:family="paragraph" style:parent-style-name="Normal">
      <style:paragraph-properties fo:margin-top="0.176cm" fo:margin-bottom="0cm" fo:line-height="100%"/>
      <style:text-properties style:font-name="Times New Roman" fo:font-size="12pt" style:font-name-asian="Times New Roman" style:font-size-asian="12pt" style:language-asian="bg" style:country-asian="BG" style:font-name-complex="Times New Roman" style:font-size-complex="12pt"/>
    </style:style>
    <style:style style:name="P9" style:family="paragraph" style:parent-style-name="Normal">
      <style:text-properties fo:font-size="14pt" style:font-size-asian="14pt"/>
    </style:style>
    <style:style style:name="P10" style:family="paragraph" style:parent-style-name="Normal">
      <style:text-properties fo:font-size="12pt" style:font-size-asian="12pt" style:font-size-complex="12pt"/>
    </style:style>
    <style:style style:name="P11" style:family="paragraph" style:parent-style-name="Normal" style:master-page-name="MP0">
      <style:paragraph-properties fo:margin-top="0.176cm" fo:margin-bottom="0.109cm" fo:line-height="100%" style:page-number="auto" fo:break-before="page"/>
      <style:text-properties style:font-name="Times New Roman" fo:font-size="16pt" fo:font-weight="bold" style:letter-kerning="true" style:font-name-asian="Times New Roman" style:font-size-asian="16pt" style:language-asian="bg" style:country-asian="BG" style:font-weight-asian="bold" style:font-name-complex="Times New Roman" style:font-size-complex="16pt" style:font-weight-complex="bold"/>
    </style:style>
    <style:style style:name="P12" style:family="paragraph" style:parent-style-name="Normal">
      <style:paragraph-properties fo:margin-top="0.176cm" fo:margin-bottom="0.109cm" fo:line-height="100%" fo:text-align="justify" style:justify-single-word="false"/>
      <style:text-properties style:font-name="Times New Roman" fo:font-size="12pt" fo:font-weight="bold" style:font-name-asian="Times New Roman" style:font-size-asian="12pt" style:language-asian="bg" style:country-asian="BG" style:font-weight-asian="bold" style:font-name-complex="Times New Roman" style:font-size-complex="12pt" style:font-weight-complex="bold"/>
    </style:style>
    <style:style style:name="P13" style:family="paragraph" style:parent-style-name="Normal">
      <style:paragraph-properties fo:margin-top="0.176cm" fo:margin-bottom="0.109cm" fo:line-height="100%" fo:text-align="justify" style:justify-single-word="false"/>
      <style:text-properties style:font-name="Times New Roman" fo:font-size="14pt" fo:font-weight="bold" style:font-name-asian="Times New Roman" style:font-size-asian="14pt" style:language-asian="bg" style:country-asian="BG" style:font-weight-asian="bold" style:font-name-complex="Times New Roman" style:font-size-complex="14pt" style:font-weight-complex="bold"/>
    </style:style>
    <style:style style:name="T1" style:family="text">
      <style:text-properties style:font-name="Times New Roman" fo:font-size="12pt" fo:font-weight="bold" style:font-name-asian="Times New Roman" style:font-size-asian="12pt" style:language-asian="bg" style:country-asian="BG" style:font-weight-asian="bold" style:font-name-complex="Times New Roman" style:font-size-complex="12pt" style:font-weight-complex="bold"/>
    </style:style>
    <style:style style:name="T2" style:family="text">
      <style:text-properties style:font-name="Times New Roman" fo:font-size="12pt" fo:font-style="italic" style:font-name-asian="Times New Roman" style:font-size-asian="12pt" style:language-asian="bg" style:country-asian="BG" style:font-style-asian="italic" style:font-name-complex="Times New Roman" style:font-size-complex="12pt" style:font-style-complex="italic"/>
    </style:style>
    <style:style style:name="T3" style:family="text">
      <style:text-properties style:font-name="Times New Roman" fo:font-size="12pt" fo:font-style="italic" fo:font-weight="bold" style:font-name-asian="Times New Roman" style:font-size-asian="12pt" style:language-asian="bg" style:country-asian="BG" style:font-style-asian="italic" style:font-weight-asian="bold" style:font-name-complex="Times New Roman" style:font-size-complex="12pt" style:font-style-complex="italic" style:font-weight-complex="bold"/>
    </style:style>
    <style:style style:name="T4" style:family="text">
      <style:text-properties style:font-name="Times New Roman" fo:font-size="12pt" fo:language="bg" fo:country="BG" fo:font-weight="bold" style:font-name-asian="Times New Roman" style:font-size-asian="12pt" style:language-asian="bg" style:country-asian="BG" style:font-weight-asian="bold" style:font-name-complex="Times New Roman" style:font-size-complex="12pt" style:font-weight-complex="bold"/>
    </style:style>
    <style:style style:name="T5" style:family="text">
      <style:text-properties style:font-name="Times New Roman" fo:font-size="12pt" fo:language="en" fo:country="US" fo:font-weight="bold" style:font-name-asian="Times New Roman" style:font-size-asian="12pt" style:language-asian="bg" style:country-asian="BG" style:font-weight-asian="bold" style:font-name-complex="Times New Roman" style:font-size-complex="12pt" style:font-weight-complex="bold"/>
    </style:style>
    <style:style style:name="T6" style:family="text">
      <style:text-properties fo:language="en" fo:country="US"/>
    </style:style>
    <style:style style:name="T7" style:family="text">
      <style:text-properties fo:language="bg" fo:country="BG"/>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Моят път към професията "софтуерен инженер"</text:p>
      <text:p text:style-name="P6"><text:span text:style-name="Default_20_Paragraph_20_Font"><text:span text:style-name="T1">Александър Стоянов, номер: 7000328</text:span></text:span></text:p>
      <text:p text:style-name="P7"><text:span text:style-name="Default_20_Paragraph_20_Font"><text:span text:style-name="T1">В долоизписаните редове съм представил своето виждане по отношение на доста въпроси касаещи моите разбирания за това какво представлява професията софтуерен инженер и какво изисква тя. Докато търсих отговорите на някои от тези въпроси разбрах нови за мен неща и това смятам ще ми е от полза.</text:span></text:span></text:p>
      <text:p text:style-name="P7"><text:span text:style-name="Default_20_Paragraph_20_Font"><text:span text:style-name="T1">В това есе съм описал как стоят нещата за мен от днешната ми гледна точка по доста въпроси като. Какво вършат софтуерните инженери, какви различни видове софтуерни инженери има и какво прави всеки от тях. Как аз се насочих към софтуерното инженерство. Какво е моето отношение към професионалните задължения на софтуерния инженер. Какво ме мотивира да се захвана с тази дейност. Какво е моето отношение към работата в екип и споделянето на знания. Какво съм готов да направя за да успея в това си начинание. И други. Като докато търсех отговорите на тези въпроси се потвърди обеждението ми, че на първо място е нужно голямо постоянство и да не се допускат каквито и да било отпускания, защото после наваксването става много трудно. </text:span></text:span></text:p>
      <text:p text:style-name="P1">Представяне</text:p>
      <text:p text:style-name="P3">Казвам се Александър Стоянов, от Пловдив съм. Учил съм във Механо-техникум проф. Цветан Лазаров специалност: Програмист-настройчик на машини с ЦПУ. След което бях студент в УХТ Пловдив, където завърших специалност: Компютърни системи и технологии. Работил съм като Програмист-настройчик на машина с ЦПУ, в момента съм безработен. <text:s text:c="2"/></text:p>
      <text:p text:style-name="P3">Итерес към компютърните системи се появи <text:s/>при мен към края на 12 клас. Тогава с класа ходихме в завода за производство на на пластмасови шишета в Съединение и там за пръв път с очите си видях ползата от компютърните програми. На една от машините с ЦПУ се правеше форма за шише подобно на кокаколените. Като програмата се състоеше от милиони редве, а човека който работеше там ми каза че програмите се правя от компютъра по чертеж начертан на <text:span text:style-name="T6">SolidWorks. </text:span>Тогава си дадох сметка че човек по начина, по който правехме програмите ние на ръка не е способен не да направи подобна програма, а да изпише толкова команди па дори и безцелни може би за целия си живот или поне за голяма част от него. <text:s/></text:p>
      <text:p text:style-name="P5"><text:span text:style-name="T4">Сериозно реших да се занимавам с разработка на софтуер началото на август 2012. Тогава работех в една фирма на машина с ЦПУ и за почти пет месеца бях взел 3 аванса по 200лв. Но и тази работа си бях намерил трудно след два три месеца търсене, през което време забелязах голямо търсене на </text:span><text:span text:style-name="T5">IT </text:span><text:span text:style-name="T4">специалисти , но с опит от по 2,3 години в повечето случаи, и доста слабо на програмист-настройчици на машини с ЦПУ, а на местата където ми предложиха да започна условията бяха от сорта на по договор си на 440лв. Ама ще взимаш 1000лв и ако напуснеш в следващите три годин ни дължиш обещетение 5000лв. <text:s/>и разни други врътки от сорта. Та тогава началото на август чух за акдемията на </text:span><text:span text:style-name="T5">telerik </text:span><text:span text:style-name="T4">и реших че това е шанса ми да променя професионалната си ориентация.</text:span></text:p>
      <text:p text:style-name="P1">Професията на софтуерния инженер</text:p>
      <text:p text:style-name="P2">Да си софтуерен инженер за мен е да правиш приложения даващи възможност на човек чрез тях сравнително лесно да прави неща, които иначе са немислими, като <text:soft-page-break/>програми за форми на шишета от милиони редове. Доколкото съм разбрал програмистите се занимават със създаването на програмите на някакъв програмен език, чрез които се управляват деиствията на компютрите. <text:span text:style-name="T6">QA </text:span><text:span text:style-name="T7">инженерите правят малки програмки за тестване на приложенията или ги тестват ръчно с цел откриване на грешките които в един сериозен голям проект няма как да няма. Софтуерните специалисти по поддръжката осигоряват доброто качество на работа на продукта през целия му период на експлатация, като отстраняват грешки в софтуера установени по време на ползването му, грешки дошли от не правилното му ползване, извършват леки промени в самия продукт заради известни промени в нуждите на потребителите и тнт. Ръководителите на екипи по разработката синхронизират деиността на всички останали, така че да се работи ефективно според мен.</text:span></text:p>
      <text:p text:style-name="P2"><text:span text:style-name="T7">Софтуерните инженери не са само програмисти защото в разработването на сериозни и обемни софтуерни продукти освен програмирането, което е основния етап има още няколко други етапа събиране на изисквания за продукта, планиране и изработване на архитектура и дизайн, Тестване, внедряване и експлатация,поддръжка. Програмистите са тези които извършват основната деиност реализирането на продукта(писането на програмния код). Събирането на изисквания и изготвянето на задания се прави от бизнес анализаторите, тоест те събират информацията за това какво се иска да може да прави продукта и при какви условия и я предават на програмистите в максимално разбираем за вторите вид. Системните архитекти се занимават с планирането и изготвянето на архитектурата и дизаина, тоест те правят плана по които ще се осъществи проекта. </text:span><text:span text:style-name="T6">QA </text:span><text:span text:style-name="T7">инженерите отговарят за тестването на продукта, тоест работата им е да откриват бъговете. Администраторите на </text:span><text:span text:style-name="T6">(DBA) </text:span><text:span text:style-name="T7">отговарят за внедряването и експлатацията на продукта. </text:span></text:p>
      <text:p text:style-name="P2"><text:span text:style-name="T7">Дали софтуерен инженер е хубава професия или не не мога да знам, защото не съм я работил, но от сегашната ми гледна точка ми изглежда хубава по няколко причини. От обявите за работа, които съм изчел има доста сериозно търсене за такива специалисти и то в България, а парите от всякъде чувам че са добри. Освен това се работи на закрито и топло и през зимата, а на машините с ЦПУ се мъкнат разни железа при минусови температури на течение. Каквито и рискове да има в софтуерното инженерство не можеш да си одрежеш ръцете да си избодеш очите или да се осакатиш по друг по изобретателен начин,поне така мисля. И не на последно място това е работа, която не всеки може да върши. Имам предвид следното продавал съм доста стоки по пазарите и винаги съм правил сметките без елка защото мога и за да покажа че мога, но какво от това и човек не ходил и ден на училище може да вземе елка ида смята с нея, та умението ми остава безполезно. Смятал съм по половин ден ъглите на детаил които трябва да се обработи на машината за ЦПУ и на следващият виждам че на </text:span><text:span text:style-name="T6">SolidWorks </text:span><text:span text:style-name="T7">е нужно да се драснат 5, 6 линии и координатите на точките излизат с гарантирана точност а не с чудене дали са точно те. Баща ми ми е казвал че като малък му се е струвало абсурд човек да не победи компютър на шах, днес е абсурд да <text:s/>го победи. На кои му харесва и на кои не е без значение днес света се движи от компютрите, а значи които движи тях движи света. Та ако се окажа достатъчно добър за да съм софтуерен инженер ще имам умение което е нужно и не може да се замени от машинка или програмка за 5лв.(няма да съм художник в свят в които и децата имат фотоапарат). </text:span></text:p>
      <text:p text:style-name="P5"><text:soft-page-break/><text:span text:style-name="T4">Софтуерен инженер искам да стана поради всички причини които изброих вече, поради които смятам тази професия за хубава. И имменно поради тези причини тази професия ми харесва. В професията не ми харесва голямото умствено натоварване, но всяка една професия води със себеси и някакво по сериозно натоварване физическо, емоционално, умствено или друго. Дали тази професия е за мен не зная, надявам се да е и съм в академията на </text:span><text:span text:style-name="T5">telerik </text:span><text:span text:style-name="T4">за да разбера. Дали ми харесва да разработвам тествам и поддържам софтуерни продукти не съм съвсем на ясно, но ако програмките, с които се занимаваме в академията и на изпитите могат да бъдат наречени софтуерни продукти то тези дейности, на моменти ме плашат, на моменти отчаиват на моменти ядосват много лошо, но успея ли да стигна до решението ми носят изключително удоволетворение, а това определено ми харесва и то много. </text:span></text:p>
      <text:p text:style-name="P1">Моят старт в софтуерното инженерство</text:p>
      <text:p text:style-name="P5"><text:span text:style-name="T1">Основното нещо което съм направил за да поема по пътя на софтуерното инженерство е да вляза в академията на </text:span><text:span text:style-name="T5">telerik. </text:span><text:span text:style-name="T4">Като основно четиво за решаване на проблемите, с които се сблъсквам при решаването на задачите в академията ползвам книгата на Светлин Наков „Въведение в програмирането“. По рядко ползвам и книгата на Стойчо Стойчев „Синтез и анализ на алгоритми“. Гледам редовно и видеата които записват преподавателите в академията. Ходя редовно на лекциите в академията, които ми допадат и очаквам от тях да науча основното което ми е нужно за професията, и именно с това смятам че тези лекции ще ми помогнат да стана софтуерен инженер, като ми покажат основните неща. Основното друго нещо, което правя за да овладея професията е да решавам задачите от домашните, и осъзнавам че ако ученето, решаването на задачи и въобще тренирането не е основното ми занимание поне за мен не би било възможно да успея, така че съм готов да вложа огромната част от времето и енергията си в това начинание.</text:span></text:p>
      <text:p text:style-name="P1">Моето професионално развитие</text:p>
      <text:p text:style-name="P2">Да се захвана с компютърните технологии ме мотивира това че видях и осъзнах голямата роля на компютрите в света днес и съм обеден че ролята им до края на живота ми ще става все по голяма. Поради тази причина мотивацията ми е наистина силна, на курса се записах и защото е безплатен. С идеята че ако беше платен имаше вероятност работата да се претупа и на хората да не им пука дали ще овладея това което ми се преподава или не, но щом е безплатен значи се разчита да ме научат за да могат после да ме ползват. Та така разсъждавах аз при своето записване.</text:p>
      <text:p text:style-name="P2">Да стана софтуерен инженер избрах защото смятам че ако има професия, която ще се цени все повече и повече в бъдеще то това е тази.</text:p>
      <text:p text:style-name="P5"><text:span text:style-name="T1">Определено искам да се занимавам с разработка тестване и поддръжка на софтуерни системи. Всеки успешно разрешен проблем ми носи голямо удоволетворение и в този смисъл бих казъл че съм запален по тази дейност. А основното нещо, което съм </text:span><text:span text:style-name="T4">направил</text:span><text:span text:style-name="T1"> което го доказва е че не съм играл футбол от повече от два месеца с мочетата, което допреди беше нещо немислимо за мен.</text:span></text:p>
      <text:p text:style-name="P13">За мен е важно да стана успешен софтуерен инженер и ще дам всичко от себе си.</text:p>
      <text:p text:style-name="P2"><text:soft-page-break/>За мен е важно да стана софтуерен инженер за да имам търсена и добре платена професия, която няма да промени този си статут в бъдещ почти със 100% сигурност. Професия която би ми дала удоволетворението от това че върша нещо, което е нужно и малцина умеят.</text:p>
      <text:p text:style-name="P2">За да усвоя професията от себе си ще вложа времето енергията и мисълта си, това е което мога да направя.</text:p>
      <text:p text:style-name="P2">Готов съм да направя обучението си приоритет номер 1 за мен за няколкото месеца , в които трае обучението ми, а ако е нужно и за по дълго. Защото се убедих че всяко отпускане което имах до момента после ми излезе през носа. По принцип с каквато и професия да се занимава човек е добре за да е успешен да постави професионалното си развитие в съответната насока на първо място. Софтуерното инженерство няма как да е изключение, дори при положение че в компютърните технологии непрекъснато се появяват нови неща е не просто нужно, а задължително поставянето на професионалното развитие на първо място.</text:p>
      <text:p text:style-name="P2">Това човек да посвети почти цялото си време на програмирането за да стане добър софтуерен инженер е задължително и в това се убедих от досегашното ми обучение в академията. Имам в предвит следното веднъж се отпуснах за около седмица и после догонвах месец, и нещата ми бяха мъгляви и недоразбрани, а това е само началото тоест когато нещата станат найстина сериозни човек отпусне ли се после <text:s/>оправянето може да не е трудно ами невъзможно.</text:p>
      <text:p text:style-name="P2">Решен съм да отделям нужното време за развитието ми като софтуерен инженер. Мога да си позволя и съм готов да отделям по 4-8 часа средно на ден в продължение на година. Като смятам да сторя това в общи линии по начина по-които го правя и до сега. А именно не съм се хванал на друга работа няма и намерение да го правя. Единствената странична дейност, която ще ми отнеме 7-8 дни са едни селскостопански дейности, но и тези дни ще са по един ден в седмицата на7,8 пъти. Към момента от около месец не съм си ходил на село и повече от два не съм играл футбол за на пред смятам в една неделя да ходя на село а в следващата да играя футбол, но дали не си правя сметки без кръчмар не съм много сигурен. </text:p>
      <text:p text:style-name="P2">Готов съм в продължение на година да се занимавам с програмиране всеки ден. Важно е да се практикува всеки ден защото ако не е така човек забравя какво точно е вършил и трябва да си го припомни а това му отнема още доста време.То е като да се сетиш как се решава дадена задача решението да ти е в главата да го изпишеш до половината да спреш за час и после поне при мен става така че не мога просто да седна и да донапиша решенито защото все се оказва че съм забравил нещо. Та ако пропусна един ден <text:s/>ще ми се наложи да си припомням <text:s/>какво точно съм правил по предишният ден, което ше ми изгуби бог знае колко време и нерви понякога, защото е много дразнещо да не разбираш какво ти самият си направил. Та тая грешка гледам аз да нея правя вече. </text:p>
      <text:p text:style-name="P2">Дадат ли ми се сложни домашни ще се старая да ги правя както съм правил и до сега. Определено осъзнавам че е важно да практикувам всеки ден за да не излизам от ритъм и да не се налага после да си губя времето в припомняне какво и как е правено. Смятам да работя по домашните си мотивирано и сериозно за напред както съм правил и до сега. Осъзнавам че работата по домашните и упражненията в къщи са най-важното за да успея. Вече съм си обещал да съм старателен усърден и сериозен през целият курс.</text:p>
      <text:p text:style-name="P2"><text:soft-page-break/>Честно казано не смятах че всеки има заложби да стане софтуерен инженер, но ако наистина е така още по-добре. Това би ме мотивирало още повече да вложа нужните време и усилия за да успея, което всетаки смятам да направя. Вече се е налагало при подготовката за някои от вече отминалите изпити или при писането на домашни, чиито срокове изтичат да влагам цялото си време и съм обеден че <text:s/>за напред ще се случва пак и нямам намерение да променям отношението си.</text:p>
      <text:p text:style-name="P2">Знам че софтуерните инженери трябва да са винаги в крак с новостите , от там трябва да учат цял живот. Смятам че съм готов и аз да правя същото. Но дали наистина е така не мога да знам, но мога да проверя.</text:p>
      <text:p text:style-name="P2">Наясно съм че софтуерните инженри постоянно търсят начин да работят по-ефецтивно и по-качествено. Аз имам желанието да правя същото и имам желанието да ставам по-добър и по-добър всеки следващ ден.</text:p>
      <text:p text:style-name="P1">За мен е важно да стана изключително добър софтуерен инженер, супер професионалист</text:p>
      <text:p text:style-name="P2">Имам желанито да стана супер професионалист, а това за мен означава когато погледна някой като мен днес да неме притеснява какъв въпрос ще ми зададе. Супер професионалист за мен е този които си върши работата качествено и разбира какво се случва на всеки един етап от това което е свършил и разбира каква роля в голмият проект които се създава изпълнява неговото дело. Такъв човек смятам да стана с учене и отделяне на цялото ми време за развитието ми в професията.</text:p>
      <text:p text:style-name="P2">За да бъде един човек супер професионалист е важно да знае как работи всичко в същината си. Защото по този начин ще може да открива проблемите и да ги отстранява. Ако един клиент доиде и каже така и така не работи, ако човек е наясно как работят отделните елементи може да разбере какво е нужно да промени в приложението си. Иначе ще каже незнам и клиента ще иде при някои друг които знае.</text:p>
      <text:p text:style-name="P2">Важно е човек да човърка постоянно за да види специфичните тънкости във всяко нещо, защото може да знае как работи по принцип, но когато се наложи да направи нещо да се окаже, че някоя дреболия го спъва и да си изгуби времето в чудене и ядосване.</text:p>
      <text:p text:style-name="P2">Постоянното четене е като постоянното човъркане запознава човек с новостите и тънкостите, които вървят с тях. То прави човек по производителен защото ако не го е направил предварително ще трябва да го направи по време на изпълнението на задачата, а това отнема време един път за намиране на информацията втори път за разбирането и.</text:p>
      <text:p text:style-name="P5"><text:span text:style-name="T1">Убеден съм че добрите софтуерни инженери работят с кеф и съм убеден в това от маика ми баща ми и дядо ми. В смисъл дядо ми може с часове да говори за това от къде на къде тече водата в селото, как се прихващат дръвчетата, как се режат колко клончета се оставят на 77години е а чете книги за овощарство лозарство и тнт и всяка година пробва нови неща, същото прави баща ми в областа на програмните машини и маика ми в областа на търговията. И това е нещо за което </text:span><text:span text:style-name="T1">съм им завиждам и имам желанието и аз да имам същото отношение към това с което се занимавам. <text:s/></text:span></text:p>
      <text:p text:style-name="P4"><text:span text:style-name="Default_20_Paragraph_20_Font"><text:span text:style-name="T3"/></text:span></text:p>
      <text:p text:style-name="P1"><text:soft-page-break/>За мен е важно да съм кадърен и отговорен и на мен да може да се разчита</text:p>
      <text:p text:style-name="P2">На ясно съм че добрите софтуерни инженери са кадърни и отговорни и на тях може да се разчита за всеки проект, с който се захванат. Определено бих искал и аз да стана такъв. Важно е човек да е сериозен и отговорен, защото само тогава може да се разчита на него, а в един голям проект отнемащ изключително много време и услия на много хора, всеки един може със несериозното си отношение да прати труда на всички останали по дяволите.Така че просто няма място за хора, на които не може да се разчита при тези условия.</text:p>
      <text:p text:style-name="P2">Важно е човек винаги да си изпълнява ангажиментите защото доверието се трупа трудно и бавно, а се губи в миг и да си го върнеш после е още по трудно и бавно. </text:p>
      <text:p text:style-name="P2">Наясно съм че добрите софтуерни инженери не се отказват лесно и смятам че това важи и за мен и в някои случай дори ми пречи. В смисъл че изхабявам много време в опити да стигна до решение вместо да премина на следваща задача. Но като цяло смятам че е важно човек да търси начин да реши сложните проблеми защото те са сложни защото решенията им не се намират лесно, а добрите са тези които могат да се справят със сложните задачи, а не тези които правят бързо лесните поне така смятам аз.</text:p>
      <text:p text:style-name="P2">Бих искал да съм от добрите софтуерни инженери които могат да се справят със всяка задача от разработката на софтуер. А за да стане това възможно е нужно да разбирам поне малко от всичко свързано с професията, защото в противен случай все някога ще попадна на проблем, които ми е напълно нов и непонятен, и тогава няма как да се справя с него.</text:p>
      <text:p text:style-name="P2">Чувал съм че добрите софтуерни инженери <text:s/>умеят да овладяват нови езици и платформи за седмици защото знаят принципа на програморането, а той е все един и същ. Бих искал и аз един ден да стана такъв и съм готов да отделя достатъчно старание време и енергия за да го постигна. Тоест готов съм да практикувам ежедневно в продължение на години.</text:p>
      <text:p text:style-name="P1">За мен е важно каквото правя, да го правя качествено</text:p>
      <text:p text:style-name="P2">Наясно съм че за софтуерните инженери е важно да работят кадърно. И това ми стана още по-ясно следкато проверих доста домашни, което бе една от задачите в академията. И видях нагледно че е важно да се работи кадърно за да те разбират лесно и бързо и другите защото проектите се правят в екипи, и ако се работи некадърно се губи от времето и енергията на колегите. Нещото което ми се струва най-подходящо да се направи за да се научи човек да работи кадърно е да работи в екип и да види кои неща в работата на другите го затрудняват, за да не ги прави и той по този начин. </text:p>
      <text:p text:style-name="P2">Когато се пише софтуерен код е важно да е качествен за да бъде по-лесно проследим и разбираем както за другите така и за нас сами те. Софтуера трябва да е качествен, бърз, лесен за използване и поддръжка основно за да е доволен клиента.</text:p>
      <text:p text:style-name="P2">Тестването на софтуера е важно защото между това да си мислиш че нещо работи правилно и то наистина да работи правилно доста често има разлика. Аз за себе си <text:soft-page-break/>съм си обещал да тествам кода преди да го предам и съм го правил до сега и така смятам да правя и за напред.</text:p>
      <text:p text:style-name="P2">За да се науча да изпипвам детаилите първо смятам че е нужно да тествам за да видя дали нещо не е пропусната или не е във точният вид които се иска. А за да се изпипа самото решение тоест да е възможно най-кратко и разбираемо трябва да се решават много задачи и да се видят и чуждите решения според мен.</text:p>
      <text:p text:style-name="P2">Наясно съм че най-добрите софтуерни инженери постоянно търсят как да подобряват качеството на работата си и аз смятам да правя същото. Основната ми мотивация е че съм разбрал за себе си че когато не съм на нивото на останалите дори когато върша нещо любимо за мен , като да речем играта на футбол не просто не изпитвам удоволствие, а се ядосвам изключително много.</text:p>
      <text:p text:style-name="P1">За мен е удоволствие да работя в екип и да помагам на другите</text:p>
      <text:p text:style-name="P2">До сега не съм имал проблем при работата в екип по различни задачи в училище и университета. А при положение че в софтуерното инженерство се правят големи проекти, по които работят много хора е важно човек да може да работи в екип. При това положение <text:s/>е невъзможно човек да е професионалист в тази сфера и да не умее да се разбира с хората и да работи екипно с тях. За да се науча да работя в екип, според мен, основното е да работя в екип и да добия някакъв опит и предполагам ще има за в бъдеще такива задачи в академията.</text:p>
      <text:p text:style-name="P2">Едно от нещато които съм запомнил от дядо си е следното „сякогаш със всекиго приятел симпатичен ти е не е, дразни те не те дразни дръж се с него добре незнаеш кога ще ти е от полза“ , та за това и е важно човек да проявява уважение към колегите си, за да може да разчита на тяхната помощ когато закъса. Ако аз не проявявам уважение към някои и изведнъж взема да искам да ми обясни нещо, ами я го обясни я не и ако го обясни надали ще е много изчерпателен. А от всекиго човек може да научи нещо полезно, а би могъл да го научи ако се отнасял разбрано с другия, в този смисъл уважителното отношение да го наречем към колегите прави човек по добър специалист, за мен.</text:p>
      <text:p text:style-name="P2">Друг лаф на дядо ми е „ хвърли след себеси за да намериш пред теб“. Тоест ако искаш да ти се помогне, <text:s/>първо помогни ти. Та и в тоя смисъл важно е да се помага защото от всеки нормален човек, а повечето са такива после може да очакваш помощ, а от всеки може да научиш нещо полезно, а всяко ново знание прави човек по добър специалист.</text:p>
      <text:p text:style-name="P2">Споделям културата на свободно споделяне на знания, вярвам че като споделям знанията си другите помагам и на себе си защото пък предразполагам тях да споделят своите знания с мен. А на всеки би му харесало да има колеги на които може да разчита да му помогнат, когато е в затруднение. Смятам че ако на всякъде между колеги има култура на споделяне на знания светът ще стане по-добър защото на преден план ще излизат най-кадърните, а те ще правят нещата по-най добрият възможен начин. Иначе някой може да може да направи нещо по-добре от друг но да не знае някаква подробност и това да не му позволява да го стори.</text:p>
      <text:p text:style-name="P2">Наясно съм че при работата в екип човек учи от другите , а те от него. За да се научи човек да споделя знанията си смятам че като при всичко друго трябва да започне да го прави и това смятам да правя за напред и аз.</text:p>
      <text:p text:style-name="P2"><text:soft-page-break/>Знам че е важно да се старая да се разбирам добре с всички, дори ако не са ми съвсем приятни защото иначе няма как да разчитам на тяхната помощ, а все някога ще се нуждая от нея. Смятам че в общи линии умея да го правя, а за да се науча да го правя по-добре иска пак практика.</text:p>
      <text:p text:style-name="P2">Обещал съм пред себе си да не допускам вече да се отпускам и да бъда постоянен и това е най-важното ми вътрешно обещание.</text:p>
      <text:p text:style-name="P1">Заключение</text:p>
      <text:p text:style-name="P2">Всеоще искам да стана софтуерен инженер.</text:p>
      <text:p text:style-name="P2">Готов съм да отделя цялто си време и енергия за да овладея професията.</text:p>
      <text:p text:style-name="P2">Готов съм да уча практикувам и работя постоянно всекидневно и усърдно.</text:p>
      <text:p text:style-name="P2">Смятам че разбирам какво е да си супер професионалист, и искам да стана такъв.</text:p>
      <text:p text:style-name="P2">Обещал съм пред себе си да съм отговорен и сериозен в обучението и работата и смятам че може да се разчита на мен.</text:p>
      <text:p text:style-name="P2">Обещал съм пред себе си да работя висококачествено и да изпипвам детайлите.</text:p>
      <text:p text:style-name="P2">Обещал съм пред себе си да се старая да се разбирам добре с колегите и да споделям свободно знанията си с тях.</text:p>
      <text:p text:style-name="P4"><text:span text:style-name="Default_20_Paragraph_20_Font"><text:span text:style-name="T2"/></text:span></text:p>
      <text:p text:style-name="P8"/>
      <text:p text:style-name="P9"><text:bookmark text:name="_GoBack"/></text:p>
      <text:p text:style-name="P9"/>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bg" fo:country="BG"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bg" fo:country="BG"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default-outline-level="1" style:class="text">
      <style:paragraph-properties fo:margin-top="0.176cm" fo:margin-bottom="0.109cm" fo:line-height="100%" fo:hyphenation-ladder-count="no-limit"/>
      <style:text-properties style:font-name="Times New Roman" fo:font-size="24pt" fo:font-weight="bold" style:letter-kerning="true" style:font-name-asian="Times New Roman" style:font-size-asian="24pt" style:language-asian="bg" style:country-asian="BG" style:font-weight-asian="bold" style:font-name-complex="Times New Roman" style:font-size-complex="24pt" style:font-weight-complex="bold" fo:hyphenate="false" fo:hyphenation-remain-char-count="0" fo:hyphenation-push-char-count="0"/>
    </style:style>
    <style:style style:name="Heading_20_2" style:display-name="Heading 2" style:family="paragraph" style:parent-style-name="Normal" style:default-outline-level="2" style:class="text">
      <style:paragraph-properties fo:margin-top="0.176cm" fo:margin-bottom="0.109cm" fo:line-height="100%" fo:hyphenation-ladder-count="no-limit"/>
      <style:text-properties style:font-name="Times New Roman" fo:font-size="18pt" fo:font-weight="bold" style:font-name-asian="Times New Roman" style:font-size-asian="18pt" style:language-asian="bg" style:country-asian="BG" style:font-weight-asian="bold" style:font-name-complex="Times New Roman" style:font-size-complex="18pt" style:font-weight-complex="bold" fo:hyphenate="false" fo:hyphenation-remain-char-count="0" fo:hyphenation-push-char-count="0"/>
    </style:style>
    <style:style style:name="Heading_20_3" style:display-name="Heading 3" style:family="paragraph" style:parent-style-name="Normal" style:default-outline-level="3" style:class="text">
      <style:paragraph-properties fo:margin-top="0.176cm" fo:margin-bottom="0.109cm" fo:line-height="100%" fo:hyphenation-ladder-count="no-limit"/>
      <style:text-properties style:font-name="Times New Roman" fo:font-size="13.5pt" fo:font-weight="bold" style:font-name-asian="Times New Roman" style:font-size-asian="13.5pt" style:language-asian="bg" style:country-asian="BG" style:font-weight-asian="bold" style:font-name-complex="Times New Roman" style:font-size-complex="13.5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21cm" fo:line-height="100%" fo:hyphenation-ladder-count="no-limit"/>
      <style:text-properties style:font-name="Times New Roman" fo:font-size="12pt" style:font-name-asian="Times New Roman" style:font-size-asian="12pt" style:language-asian="bg" style:country-asian="BG" style:font-name-complex="Times New Roman" style:font-size-complex="12pt" fo:hyphenate="false" fo:hyphenation-remain-char-count="0" fo:hyphenation-push-char-count="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4pt" fo:font-weight="bold" style:letter-kerning="true" style:font-name-asian="Times New Roman" style:font-size-asian="24pt" style:language-asian="bg" style:country-asian="BG" style:font-weight-asian="bold" style:font-name-complex="Times New Roman" style:font-size-complex="24pt" style:font-weight-complex="bold"/>
    </style:style>
    <style:style style:name="Heading_20_2_20_Char" style:display-name="Heading 2 Char" style:family="text" style:parent-style-name="Default_20_Paragraph_20_Font">
      <style:text-properties style:font-name="Times New Roman" fo:font-size="18pt" fo:font-weight="bold" style:font-name-asian="Times New Roman" style:font-size-asian="18pt" style:language-asian="bg" style:country-asian="BG" style:font-weight-asian="bold" style:font-name-complex="Times New Roman" style:font-size-complex="18pt" style:font-weight-complex="bold"/>
    </style:style>
    <style:style style:name="Heading_20_3_20_Char" style:display-name="Heading 3 Char" style:family="text" style:parent-style-name="Default_20_Paragraph_20_Font">
      <style:text-properties style:font-name="Times New Roman" fo:font-size="13.5pt" fo:font-weight="bold" style:font-name-asian="Times New Roman" style:font-size-asian="13.5pt" style:language-asian="bg" style:country-asian="BG" style:font-weight-asian="bold" style:font-name-complex="Times New Roman" style:font-size-complex="13.5pt" style:font-weight-complex="bol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Administrator</meta:initial-creator>
    <meta:creation-date>2013-02-15T11:09:00Z</meta:creation-date>
    <dc:date>2013-02-17T18:47:12.31</dc:date>
    <meta:editing-cycles>12</meta:editing-cycles>
    <meta:editing-duration>PT9H37M47S</meta:editing-duration>
    <meta:document-statistic meta:table-count="0" meta:image-count="0" meta:object-count="0" meta:page-count="8" meta:paragraph-count="64" meta:word-count="4104" meta:character-count="22913"/>
    <meta:template xlink:type="simple" xlink:actuate="onRequest" xlink:title="" xlink:href="Normal.dotm"/>
  </office:meta>
</office:document-meta>
</file>